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533f1c"/>
    </style:style>
    <style:style style:name="P2" style:family="paragraph" style:parent-style-name="Footer">
      <style:paragraph-properties fo:text-align="start" style:justify-single-word="false"/>
      <style:text-properties officeooo:paragraph-rsid="0055b344"/>
    </style:style>
    <style:style style:name="P3" style:family="paragraph" style:parent-style-name="Text_20_body">
      <style:text-properties fo:font-weight="normal" officeooo:rsid="0020554e" officeooo:paragraph-rsid="0016dd62" style:font-weight-asian="normal" style:font-weight-complex="normal"/>
    </style:style>
    <style:style style:name="P4" style:family="paragraph" style:parent-style-name="Text_20_body">
      <style:text-properties fo:font-weight="normal" officeooo:rsid="0020554e" officeooo:paragraph-rsid="00173e7b" style:font-weight-asian="normal" style:font-weight-complex="normal"/>
    </style:style>
    <style:style style:name="P5" style:family="paragraph" style:parent-style-name="Text_20_body">
      <style:text-properties fo:font-weight="normal" officeooo:rsid="001d55f7" officeooo:paragraph-rsid="0016dd62" style:font-weight-asian="normal" style:font-weight-complex="normal"/>
    </style:style>
    <style:style style:name="P6" style:family="paragraph" style:parent-style-name="Text_20_body">
      <style:text-properties fo:font-weight="normal" officeooo:rsid="001d55f7" officeooo:paragraph-rsid="00175974" style:font-weight-asian="normal" style:font-weight-complex="normal"/>
    </style:style>
    <style:style style:name="P7" style:family="paragraph" style:parent-style-name="Text_20_body">
      <style:text-properties fo:font-weight="normal" officeooo:rsid="001d55f7" officeooo:paragraph-rsid="00173e7b" style:font-weight-asian="normal" style:font-weight-complex="normal"/>
    </style:style>
    <style:style style:name="P8" style:family="paragraph" style:parent-style-name="Text_20_body">
      <style:paragraph-properties fo:margin-left="0cm" fo:margin-right="0cm" fo:text-indent="0cm" style:auto-text-indent="false"/>
      <style:text-properties fo:font-weight="normal" officeooo:rsid="001d55f7" officeooo:paragraph-rsid="001dc1f8" style:font-weight-asian="normal" style:font-weight-complex="normal"/>
    </style:style>
    <style:style style:name="P9" style:family="paragraph" style:parent-style-name="Text_20_body">
      <style:paragraph-properties fo:margin-left="1.251cm" fo:margin-right="0cm" fo:text-indent="0cm" style:auto-text-indent="false"/>
      <style:text-properties fo:font-weight="normal" officeooo:rsid="001d55f7" officeooo:paragraph-rsid="00212fe8" style:font-weight-asian="normal" style:font-weight-complex="normal"/>
    </style:style>
    <style:style style:name="P10" style:family="paragraph" style:parent-style-name="Text_20_body">
      <style:text-properties fo:font-weight="normal" officeooo:rsid="001d55f7" officeooo:paragraph-rsid="00228a05" style:font-weight-asian="normal" style:font-weight-complex="normal"/>
    </style:style>
    <style:style style:name="P11" style:family="paragraph" style:parent-style-name="Text_20_body">
      <style:text-properties fo:font-weight="normal" officeooo:rsid="001d55f7" officeooo:paragraph-rsid="0024e9f9" style:font-weight-asian="normal" style:font-weight-complex="normal"/>
    </style:style>
    <style:style style:name="P12" style:family="paragraph" style:parent-style-name="Text_20_body">
      <style:text-properties fo:font-weight="normal" officeooo:rsid="001d55f7" officeooo:paragraph-rsid="001639ae" style:font-weight-asian="normal" style:font-weight-complex="normal"/>
    </style:style>
    <style:style style:name="P13" style:family="paragraph" style:parent-style-name="Text_20_body">
      <style:text-properties fo:font-weight="normal" officeooo:rsid="00173e7b" officeooo:paragraph-rsid="00173e7b" style:font-weight-asian="normal" style:font-weight-complex="normal"/>
    </style:style>
    <style:style style:name="P14" style:family="paragraph" style:parent-style-name="Text_20_body">
      <style:text-properties fo:font-weight="normal" officeooo:rsid="00173e7b" officeooo:paragraph-rsid="001dc1f8" style:font-weight-asian="normal" style:font-weight-complex="normal"/>
    </style:style>
    <style:style style:name="P15" style:family="paragraph" style:parent-style-name="Text_20_body">
      <style:text-properties fo:font-weight="normal" officeooo:rsid="00173e7b" officeooo:paragraph-rsid="001e32c6" style:font-weight-asian="normal" style:font-weight-complex="normal"/>
    </style:style>
    <style:style style:name="P16" style:family="paragraph" style:parent-style-name="Text_20_body">
      <style:text-properties fo:font-weight="normal" officeooo:rsid="0018c929" officeooo:paragraph-rsid="0018c929" style:font-weight-asian="normal" style:font-weight-complex="normal"/>
    </style:style>
    <style:style style:name="P17" style:family="paragraph" style:parent-style-name="Text_20_body">
      <style:text-properties fo:font-weight="normal" officeooo:rsid="00228a05" officeooo:paragraph-rsid="00228a05" style:font-weight-asian="normal" style:font-weight-complex="normal"/>
    </style:style>
    <style:style style:name="P18" style:family="paragraph" style:parent-style-name="Text_20_body">
      <style:text-properties fo:font-weight="normal" officeooo:rsid="00228a05" officeooo:paragraph-rsid="0024e9f9" style:font-weight-asian="normal" style:font-weight-complex="normal"/>
    </style:style>
    <style:style style:name="P19" style:family="paragraph" style:parent-style-name="Text_20_body">
      <style:text-properties fo:font-weight="normal" officeooo:rsid="00228a05" officeooo:paragraph-rsid="0039caf6" style:font-weight-asian="normal" style:font-weight-complex="normal"/>
    </style:style>
    <style:style style:name="P20" style:family="paragraph" style:parent-style-name="Text_20_body">
      <style:text-properties fo:font-weight="normal" officeooo:rsid="0023c37a" officeooo:paragraph-rsid="0023c37a" style:font-weight-asian="normal" style:font-weight-complex="normal"/>
    </style:style>
    <style:style style:name="P21" style:family="paragraph" style:parent-style-name="Text_20_body">
      <style:text-properties fo:font-weight="normal" officeooo:rsid="0024e9f9" officeooo:paragraph-rsid="0024e9f9" style:font-weight-asian="normal" style:font-weight-complex="normal"/>
    </style:style>
    <style:style style:name="P22" style:family="paragraph" style:parent-style-name="Text_20_body">
      <style:text-properties fo:font-weight="normal" officeooo:rsid="0016dd62" officeooo:paragraph-rsid="0016dd62" style:font-weight-asian="normal" style:font-weight-complex="normal"/>
    </style:style>
    <style:style style:name="P23" style:family="paragraph" style:parent-style-name="Text_20_body">
      <style:text-properties fo:font-weight="normal" officeooo:rsid="0016dd62" officeooo:paragraph-rsid="001aaff3" style:font-weight-asian="normal" style:font-weight-complex="normal"/>
    </style:style>
    <style:style style:name="P24" style:family="paragraph" style:parent-style-name="Text_20_body">
      <style:text-properties fo:font-weight="normal" officeooo:rsid="0016dd62" officeooo:paragraph-rsid="00173e7b" style:font-weight-asian="normal" style:font-weight-complex="normal"/>
    </style:style>
    <style:style style:name="P25" style:family="paragraph" style:parent-style-name="Text_20_body">
      <style:text-properties fo:font-weight="normal" officeooo:rsid="0016dd62" officeooo:paragraph-rsid="001e32c6" style:font-weight-asian="normal" style:font-weight-complex="normal"/>
    </style:style>
    <style:style style:name="P26" style:family="paragraph" style:parent-style-name="Text_20_body">
      <style:text-properties fo:font-weight="normal" officeooo:rsid="002fe1b6" officeooo:paragraph-rsid="002fe1b6" style:font-weight-asian="normal" style:font-weight-complex="normal"/>
    </style:style>
    <style:style style:name="P27" style:family="paragraph" style:parent-style-name="Text_20_body">
      <style:text-properties fo:font-weight="normal" officeooo:rsid="004816b8" officeooo:paragraph-rsid="004816b8" style:font-weight-asian="normal" style:font-weight-complex="normal"/>
    </style:style>
    <style:style style:name="P28" style:family="paragraph" style:parent-style-name="Text_20_body">
      <style:text-properties fo:font-weight="normal" officeooo:rsid="0048d6c0" officeooo:paragraph-rsid="0048d6c0" style:font-weight-asian="normal" style:font-weight-complex="normal"/>
    </style:style>
    <style:style style:name="P29" style:family="paragraph" style:parent-style-name="Text_20_body">
      <style:text-properties fo:font-weight="normal" officeooo:rsid="004b0fdb" officeooo:paragraph-rsid="004b0fdb" style:font-weight-asian="normal" style:font-weight-complex="normal"/>
    </style:style>
    <style:style style:name="P30" style:family="paragraph" style:parent-style-name="Text_20_body">
      <style:text-properties fo:font-weight="normal" officeooo:rsid="004c004c" officeooo:paragraph-rsid="004c004c" style:font-weight-asian="normal" style:font-weight-complex="normal"/>
    </style:style>
    <style:style style:name="P31" style:family="paragraph" style:parent-style-name="Text_20_body">
      <style:text-properties style:font-name="Calibri Light" fo:font-weight="normal" officeooo:rsid="004c6a3c" officeooo:paragraph-rsid="00173e7b" style:font-weight-asian="normal" style:font-weight-complex="normal"/>
    </style:style>
    <style:style style:name="P32" style:family="paragraph" style:parent-style-name="Text_20_body">
      <style:text-properties style:font-name="Calibri Light" fo:font-weight="normal" officeooo:rsid="004c6a3c" officeooo:paragraph-rsid="001e32c6" style:font-weight-asian="normal" style:font-weight-complex="normal"/>
    </style:style>
    <style:style style:name="P33" style:family="paragraph" style:parent-style-name="Text_20_body">
      <style:text-properties style:font-name="Calibri Light" fo:font-weight="normal" officeooo:rsid="004c6a3c" officeooo:paragraph-rsid="004816b8" style:font-weight-asian="normal" style:font-weight-complex="normal"/>
    </style:style>
    <style:style style:name="P34" style:family="paragraph" style:parent-style-name="Text_20_body">
      <style:text-properties style:font-name="Calibri Light" fo:font-weight="normal" officeooo:rsid="00175974" officeooo:paragraph-rsid="00175974" style:font-weight-asian="normal" style:font-weight-complex="normal"/>
    </style:style>
    <style:style style:name="P35" style:family="paragraph" style:parent-style-name="Text_20_body">
      <style:text-properties style:font-name="Calibri Light" fo:font-weight="normal" officeooo:rsid="00175974" officeooo:paragraph-rsid="001e32c6" style:font-weight-asian="normal" style:font-weight-complex="normal"/>
    </style:style>
    <style:style style:name="P36" style:family="paragraph" style:parent-style-name="Text_20_body">
      <style:text-properties style:font-name="Calibri Light" fo:font-weight="normal" officeooo:rsid="001aaff3" officeooo:paragraph-rsid="001aaff3" style:font-weight-asian="normal" style:font-weight-complex="normal"/>
    </style:style>
    <style:style style:name="P37" style:family="paragraph" style:parent-style-name="Text_20_body">
      <style:text-properties style:font-name="Calibri Light" fo:font-weight="normal" officeooo:rsid="001aaff3" officeooo:paragraph-rsid="001ce49f" style:font-weight-asian="normal" style:font-weight-complex="normal"/>
    </style:style>
    <style:style style:name="P38" style:family="paragraph" style:parent-style-name="Text_20_body">
      <style:text-properties style:font-name="Calibri Light" fo:font-weight="normal" officeooo:rsid="004816b8" officeooo:paragraph-rsid="004816b8" style:font-weight-asian="normal" style:font-weight-complex="normal"/>
    </style:style>
    <style:style style:name="P39" style:family="paragraph" style:parent-style-name="Text_20_body">
      <style:text-properties style:font-name="Calibri Light" fo:font-weight="normal" officeooo:rsid="004c71ea" officeooo:paragraph-rsid="004c71ea" style:font-weight-asian="normal" style:font-weight-complex="normal"/>
    </style:style>
    <style:style style:name="P40" style:family="paragraph" style:parent-style-name="Text_20_body">
      <style:text-properties officeooo:paragraph-rsid="00228a05"/>
    </style:style>
    <style:style style:name="P41" style:family="paragraph" style:parent-style-name="Text_20_body">
      <style:text-properties officeooo:rsid="0024e9f9" officeooo:paragraph-rsid="0026740a"/>
    </style:style>
    <style:style style:name="P42" style:family="paragraph" style:parent-style-name="Text_20_body">
      <style:text-properties officeooo:rsid="0024e9f9" officeooo:paragraph-rsid="0024e9f9"/>
    </style:style>
    <style:style style:name="P43" style:family="paragraph" style:parent-style-name="Text_20_body">
      <style:text-properties fo:font-style="normal" fo:font-weight="normal" officeooo:rsid="001d55f7" officeooo:paragraph-rsid="001639ae" style:font-style-asian="normal" style:font-weight-asian="normal" style:font-style-complex="normal" style:font-weight-complex="normal"/>
    </style:style>
    <style:style style:name="P44" style:family="paragraph" style:parent-style-name="Text_20_body">
      <style:text-properties fo:font-style="normal" fo:font-weight="normal" officeooo:rsid="003cc6f8" officeooo:paragraph-rsid="003cc6f8" style:font-style-asian="normal" style:font-weight-asian="normal" style:font-style-complex="normal" style:font-weight-complex="normal"/>
    </style:style>
    <style:style style:name="P45" style:family="paragraph" style:parent-style-name="Text_20_body">
      <style:paragraph-properties fo:margin-left="1.251cm" fo:margin-right="0cm" fo:text-indent="0cm" style:auto-text-indent="false"/>
      <style:text-properties fo:font-style="normal" officeooo:rsid="005bd871" officeooo:paragraph-rsid="004c71ea" style:font-style-asian="normal" style:font-style-complex="normal"/>
    </style:style>
    <style:style style:name="P46" style:family="paragraph" style:parent-style-name="Text_20_body">
      <style:paragraph-properties fo:margin-left="0cm" fo:margin-right="0cm" fo:text-indent="0cm" style:auto-text-indent="false"/>
      <style:text-properties fo:font-style="normal" officeooo:rsid="005bd871" officeooo:paragraph-rsid="003bbfba" style:font-style-asian="normal" style:font-style-complex="normal"/>
    </style:style>
    <style:style style:name="P47" style:family="paragraph" style:parent-style-name="Text_20_body">
      <style:paragraph-properties>
        <style:tab-stops>
          <style:tab-stop style:position="0.907cm"/>
          <style:tab-stop style:position="7.997cm"/>
          <style:tab-stop style:position="8.195cm"/>
        </style:tab-stops>
      </style:paragraph-properties>
      <style:text-properties officeooo:paragraph-rsid="00412522"/>
    </style:style>
    <style:style style:name="P48" style:family="paragraph" style:parent-style-name="Text_20_body">
      <style:paragraph-properties fo:break-before="page"/>
      <style:text-properties officeooo:rsid="004c6a3c" officeooo:paragraph-rsid="004c004c"/>
    </style:style>
    <style:style style:name="P49" style:family="paragraph" style:parent-style-name="Heading_20_2">
      <style:paragraph-properties fo:break-before="page"/>
      <style:text-properties officeooo:paragraph-rsid="001639ae"/>
    </style:style>
    <style:style style:name="P50" style:family="paragraph" style:parent-style-name="Heading_20_2" style:master-page-name="Right_20_Page">
      <style:paragraph-properties style:page-number="auto"/>
      <style:text-properties officeooo:paragraph-rsid="001639ae"/>
    </style:style>
    <style:style style:name="P51" style:family="paragraph" style:parent-style-name="Heading_20_2" style:master-page-name="Right_20_Page">
      <style:paragraph-properties style:page-number="auto"/>
      <style:text-properties officeooo:paragraph-rsid="004ddc53"/>
    </style:style>
    <style:style style:name="P52" style:family="paragraph" style:parent-style-name="Heading_20_2" style:master-page-name="Right_20_Page">
      <style:paragraph-properties style:page-number="auto"/>
      <style:text-properties officeooo:paragraph-rsid="004f310d"/>
    </style:style>
    <style:style style:name="P53" style:family="paragraph" style:parent-style-name="Text_20_body" style:list-style-name="L1">
      <style:text-properties fo:font-weight="normal" officeooo:rsid="0018c929" officeooo:paragraph-rsid="004282d6" style:font-weight-asian="normal" style:font-weight-complex="normal"/>
    </style:style>
    <style:style style:name="P54" style:family="paragraph" style:parent-style-name="Text_20_body" style:list-style-name="L1">
      <style:text-properties fo:font-weight="normal" officeooo:rsid="0018c929" officeooo:paragraph-rsid="001aaff3" style:font-weight-asian="normal" style:font-weight-complex="normal"/>
    </style:style>
    <style:style style:name="P55" style:family="paragraph" style:parent-style-name="Text_20_body" style:list-style-name="L1">
      <style:paragraph-properties>
        <style:tab-stops>
          <style:tab-stop style:position="0.423cm"/>
          <style:tab-stop style:position="0.725cm"/>
        </style:tab-stops>
      </style:paragraph-properties>
      <style:text-properties fo:font-weight="normal" officeooo:rsid="0018c929" officeooo:paragraph-rsid="0058cb3e" style:font-weight-asian="normal" style:font-weight-complex="normal"/>
    </style:style>
    <style:style style:name="P56" style:family="paragraph" style:parent-style-name="Text_20_body" style:list-style-name="L1">
      <style:text-properties fo:font-weight="normal" officeooo:rsid="004282d6" officeooo:paragraph-rsid="004282d6" style:font-weight-asian="normal" style:font-weight-complex="normal"/>
    </style:style>
    <style:style style:name="P57" style:family="paragraph" style:parent-style-name="Text_20_body" style:list-style-name="L1">
      <style:text-properties fo:font-weight="normal" officeooo:rsid="0043ff41" officeooo:paragraph-rsid="0043ff41" style:font-weight-asian="normal" style:font-weight-complex="normal"/>
    </style:style>
    <style:style style:name="P58" style:family="paragraph" style:parent-style-name="Text_20_body" style:list-style-name="L2">
      <style:text-properties fo:font-weight="normal" officeooo:rsid="00173e7b" officeooo:paragraph-rsid="00173e7b" style:font-weight-asian="normal" style:font-weight-complex="normal"/>
    </style:style>
    <style:style style:name="P59" style:family="paragraph" style:parent-style-name="Text_20_body" style:list-style-name="L4">
      <style:text-properties fo:font-weight="normal" officeooo:rsid="00173e7b" officeooo:paragraph-rsid="00212fe8" style:font-weight-asian="normal" style:font-weight-complex="normal"/>
    </style:style>
    <style:style style:name="P60" style:family="paragraph" style:parent-style-name="Text_20_body" style:list-style-name="L4">
      <style:text-properties fo:font-weight="normal" officeooo:rsid="00173e7b" officeooo:paragraph-rsid="001e32c6" style:font-weight-asian="normal" style:font-weight-complex="normal"/>
    </style:style>
    <style:style style:name="P61" style:family="paragraph" style:parent-style-name="Text_20_body" style:list-style-name="L2">
      <style:text-properties fo:font-weight="normal" officeooo:rsid="001aaff3" officeooo:paragraph-rsid="001aaff3" style:font-weight-asian="normal" style:font-weight-complex="normal"/>
    </style:style>
    <style:style style:name="P62" style:family="paragraph" style:parent-style-name="Text_20_body" style:list-style-name="L3">
      <style:text-properties fo:font-weight="normal" officeooo:rsid="001dc1f8" officeooo:paragraph-rsid="002af9c8" style:font-weight-asian="normal" style:font-weight-complex="normal"/>
    </style:style>
    <style:style style:name="P63" style:family="paragraph" style:parent-style-name="Text_20_body" style:list-style-name="L3">
      <style:text-properties fo:font-weight="normal" officeooo:rsid="001dc1f8" officeooo:paragraph-rsid="001dc1f8" style:font-weight-asian="normal" style:font-weight-complex="normal"/>
    </style:style>
    <style:style style:name="P64" style:family="paragraph" style:parent-style-name="Text_20_body" style:list-style-name="L3">
      <style:text-properties fo:font-weight="normal" officeooo:rsid="00212fe8" officeooo:paragraph-rsid="00212fe8" style:font-weight-asian="normal" style:font-weight-complex="normal"/>
    </style:style>
    <style:style style:name="P65" style:family="paragraph" style:parent-style-name="Text_20_body" style:list-style-name="L4">
      <style:text-properties fo:font-weight="normal" officeooo:rsid="00212fe8" officeooo:paragraph-rsid="00212fe8" style:font-weight-asian="normal" style:font-weight-complex="normal"/>
    </style:style>
    <style:style style:name="P66" style:family="paragraph" style:parent-style-name="Text_20_body" style:list-style-name="L5">
      <style:text-properties fo:font-weight="normal" officeooo:rsid="00228a05" officeooo:paragraph-rsid="00228a05" style:font-weight-asian="normal" style:font-weight-complex="normal"/>
    </style:style>
    <style:style style:name="P67" style:family="paragraph" style:parent-style-name="Text_20_body" style:list-style-name="L5">
      <style:text-properties fo:font-weight="normal" officeooo:rsid="00228a05" officeooo:paragraph-rsid="0023c37a" style:font-weight-asian="normal" style:font-weight-complex="normal"/>
    </style:style>
    <style:style style:name="P68" style:family="paragraph" style:parent-style-name="Text_20_body" style:list-style-name="L5">
      <style:text-properties fo:font-weight="normal" officeooo:rsid="00228a05" officeooo:paragraph-rsid="0024e9f9" style:font-weight-asian="normal" style:font-weight-complex="normal"/>
    </style:style>
    <style:style style:name="P69" style:family="paragraph" style:parent-style-name="Text_20_body" style:list-style-name="L5">
      <style:text-properties fo:font-weight="normal" officeooo:rsid="00228a05" officeooo:paragraph-rsid="00276d3d" style:font-weight-asian="normal" style:font-weight-complex="normal"/>
    </style:style>
    <style:style style:name="P70" style:family="paragraph" style:parent-style-name="Text_20_body" style:list-style-name="L5">
      <style:text-properties fo:font-weight="normal" officeooo:rsid="00228a05" officeooo:paragraph-rsid="0039caf6" style:font-weight-asian="normal" style:font-weight-complex="normal"/>
    </style:style>
    <style:style style:name="P71" style:family="paragraph" style:parent-style-name="Text_20_body" style:list-style-name="L7">
      <style:text-properties fo:font-weight="normal" officeooo:rsid="0024e9f9" officeooo:paragraph-rsid="0024e9f9" style:font-weight-asian="normal" style:font-weight-complex="normal"/>
    </style:style>
    <style:style style:name="P72" style:family="paragraph" style:parent-style-name="Text_20_body" style:list-style-name="L8">
      <style:text-properties fo:font-weight="normal" officeooo:rsid="0024e9f9" officeooo:paragraph-rsid="0024e9f9" style:font-weight-asian="normal" style:font-weight-complex="normal"/>
    </style:style>
    <style:style style:name="P73" style:family="paragraph" style:parent-style-name="Text_20_body" style:list-style-name="L9">
      <style:text-properties fo:font-weight="normal" officeooo:rsid="0023c37a" officeooo:paragraph-rsid="0023c37a" style:font-weight-asian="normal" style:font-weight-complex="normal"/>
    </style:style>
    <style:style style:name="P74" style:family="paragraph" style:parent-style-name="Text_20_body" style:list-style-name="L9">
      <style:text-properties fo:font-weight="normal" officeooo:rsid="0023c37a" officeooo:paragraph-rsid="003a0efa" style:font-weight-asian="normal" style:font-weight-complex="normal"/>
    </style:style>
    <style:style style:name="P75" style:family="paragraph" style:parent-style-name="Text_20_body" style:list-style-name="L9">
      <style:text-properties fo:font-weight="normal" officeooo:rsid="002f508c" officeooo:paragraph-rsid="002f508c" style:font-weight-asian="normal" style:font-weight-complex="normal"/>
    </style:style>
    <style:style style:name="P76" style:family="paragraph" style:parent-style-name="Text_20_body" style:list-style-name="L10">
      <style:text-properties fo:font-weight="normal" officeooo:rsid="0039caf6" officeooo:paragraph-rsid="0039caf6" style:font-weight-asian="normal" style:font-weight-complex="normal"/>
    </style:style>
    <style:style style:name="P77" style:family="paragraph" style:parent-style-name="Text_20_body" style:list-style-name="L4">
      <style:text-properties officeooo:paragraph-rsid="001e32c6"/>
    </style:style>
    <style:style style:name="P78" style:family="paragraph" style:parent-style-name="Text_20_body" style:list-style-name="L6">
      <style:text-properties style:font-name="Calibri Light" fo:font-weight="normal" officeooo:rsid="004816b8" officeooo:paragraph-rsid="004816b8" style:font-weight-asian="normal" style:font-weight-complex="normal"/>
    </style:style>
    <style:style style:name="P79" style:family="paragraph" style:parent-style-name="Text_20_body" style:list-style-name="L6">
      <style:text-properties style:font-name="Calibri Light" fo:font-weight="normal" officeooo:rsid="0048539c" officeooo:paragraph-rsid="0048539c" style:font-weight-asian="normal" style:font-weight-complex="normal"/>
    </style:style>
    <style:style style:name="P80" style:family="paragraph" style:parent-style-name="Text_20_body" style:list-style-name="L9">
      <style:text-properties officeooo:rsid="001ecb25" officeooo:paragraph-rsid="003a0efa"/>
    </style:style>
    <style:style style:name="T1" style:family="text">
      <style:text-properties officeooo:rsid="00515830"/>
    </style:style>
    <style:style style:name="T2" style:family="text">
      <style:text-properties officeooo:rsid="001d55f7"/>
    </style:style>
    <style:style style:name="T3" style:family="text">
      <style:text-properties officeooo:rsid="00269b04"/>
    </style:style>
    <style:style style:name="T4" style:family="text">
      <style:text-properties officeooo:rsid="0025269e"/>
    </style:style>
    <style:style style:name="T5"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6" style:family="text">
      <style:text-properties style:font-name="Liberation Sans" fo:font-size="16pt" fo:font-weight="bold" officeooo:rsid="00269b04" style:font-name-asian="Microsoft YaHei" style:font-size-asian="16pt" style:font-weight-asian="bold" style:font-name-complex="Arial1" style:font-size-complex="16pt" style:font-weight-complex="bold"/>
    </style:style>
    <style:style style:name="T7" style:family="text">
      <style:text-properties fo:font-weight="bold" style:font-weight-asian="bold" style:font-weight-complex="bold"/>
    </style:style>
    <style:style style:name="T8" style:family="text">
      <style:text-properties officeooo:rsid="0016dd62"/>
    </style:style>
    <style:style style:name="T9" style:family="text">
      <style:text-properties officeooo:rsid="00173e7b"/>
    </style:style>
    <style:style style:name="T10" style:family="text">
      <style:text-properties officeooo:rsid="00175974"/>
    </style:style>
    <style:style style:name="T11" style:family="text">
      <style:text-properties fo:font-weight="normal" style:font-weight-asian="normal" style:font-weight-complex="normal"/>
    </style:style>
    <style:style style:name="T12" style:family="text">
      <style:text-properties fo:font-weight="normal" officeooo:rsid="001d55f7" style:font-weight-asian="normal" style:font-weight-complex="normal"/>
    </style:style>
    <style:style style:name="T13" style:family="text">
      <style:text-properties fo:font-weight="normal" officeooo:rsid="0018c929" style:font-weight-asian="normal" style:font-weight-complex="normal"/>
    </style:style>
    <style:style style:name="T14" style:family="text">
      <style:text-properties fo:font-weight="normal" officeooo:rsid="00173e7b" style:font-weight-asian="normal" style:font-weight-complex="normal"/>
    </style:style>
    <style:style style:name="T15" style:family="text">
      <style:text-properties fo:font-weight="normal" officeooo:rsid="001dc1f8" style:font-weight-asian="normal" style:font-weight-complex="normal"/>
    </style:style>
    <style:style style:name="T16" style:family="text">
      <style:text-properties fo:font-weight="normal" officeooo:rsid="00212fe8" style:font-weight-asian="normal" style:font-weight-complex="normal"/>
    </style:style>
    <style:style style:name="T17" style:family="text">
      <style:text-properties fo:font-weight="normal" officeooo:rsid="0026740a" style:font-weight-asian="normal" style:font-weight-complex="normal"/>
    </style:style>
    <style:style style:name="T18" style:family="text">
      <style:text-properties fo:font-weight="normal" officeooo:rsid="00228a05" style:font-weight-asian="normal" style:font-weight-complex="normal"/>
    </style:style>
    <style:style style:name="T19" style:family="text">
      <style:text-properties fo:font-weight="normal" officeooo:rsid="003a0efa" style:font-weight-asian="normal" style:font-weight-complex="normal"/>
    </style:style>
    <style:style style:name="T20" style:family="text">
      <style:text-properties fo:font-weight="normal" officeooo:rsid="003cc6f8" style:font-weight-asian="normal" style:font-weight-complex="normal"/>
    </style:style>
    <style:style style:name="T21" style:family="text">
      <style:text-properties fo:font-weight="normal" officeooo:rsid="003f5139" style:font-weight-asian="normal" style:font-weight-complex="normal"/>
    </style:style>
    <style:style style:name="T22" style:family="text">
      <style:text-properties fo:font-weight="normal" officeooo:rsid="00412522" style:font-weight-asian="normal" style:font-weight-complex="normal"/>
    </style:style>
    <style:style style:name="T23" style:family="text">
      <style:text-properties fo:font-weight="normal" officeooo:rsid="0047a88b" style:font-weight-asian="normal" style:font-weight-complex="normal"/>
    </style:style>
    <style:style style:name="T24" style:family="text">
      <style:text-properties fo:font-weight="normal" officeooo:rsid="004c71ea"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1b38f8" style:font-style-asian="italic" style:font-style-complex="italic"/>
    </style:style>
    <style:style style:name="T27" style:family="text">
      <style:text-properties fo:font-style="italic" officeooo:rsid="003d31f4" style:font-style-asian="italic" style:font-style-complex="italic"/>
    </style:style>
    <style:style style:name="T28" style:family="text">
      <style:text-properties fo:font-style="italic" officeooo:rsid="001aaff3" style:font-style-asian="italic" style:font-style-complex="italic"/>
    </style:style>
    <style:style style:name="T29" style:family="text">
      <style:text-properties fo:font-style="italic" officeooo:rsid="002d77b9" style:font-style-asian="italic" style:font-style-complex="italic"/>
    </style:style>
    <style:style style:name="T30" style:family="text">
      <style:text-properties fo:font-style="italic" style:text-underline-style="none" officeooo:rsid="001aaff3" style:font-style-asian="italic" style:font-style-complex="italic"/>
    </style:style>
    <style:style style:name="T31" style:family="text">
      <style:text-properties fo:font-style="italic" fo:font-weight="normal" officeooo:rsid="001d55f7" style:font-style-asian="italic" style:font-weight-asian="normal" style:font-style-complex="italic" style:font-weight-complex="normal"/>
    </style:style>
    <style:style style:name="T32" style:family="text">
      <style:text-properties fo:font-style="italic" fo:font-weight="normal" officeooo:rsid="00212fe8" style:font-style-asian="italic" style:font-weight-asian="normal" style:font-style-complex="italic" style:font-weight-complex="normal"/>
    </style:style>
    <style:style style:name="T33" style:family="text">
      <style:text-properties officeooo:rsid="001aaff3"/>
    </style:style>
    <style:style style:name="T34" style:family="text">
      <style:text-properties officeooo:rsid="001b38f8"/>
    </style:style>
    <style:style style:name="T35" style:family="text">
      <style:text-properties officeooo:rsid="001ce49f"/>
    </style:style>
    <style:style style:name="T36" style:family="text">
      <style:text-properties officeooo:rsid="001dc1f8"/>
    </style:style>
    <style:style style:name="T37" style:family="text">
      <style:text-properties officeooo:rsid="00202fe9"/>
    </style:style>
    <style:style style:name="T38" style:family="text">
      <style:text-properties officeooo:rsid="00212fe8"/>
    </style:style>
    <style:style style:name="T39" style:family="text">
      <style:text-properties officeooo:rsid="0021d6fd"/>
    </style:style>
    <style:style style:name="T40" style:family="text">
      <style:text-properties officeooo:rsid="00228a05"/>
    </style:style>
    <style:style style:name="T41" style:family="text">
      <style:text-properties officeooo:rsid="0024e7fb"/>
    </style:style>
    <style:style style:name="T42" style:family="text">
      <style:text-properties officeooo:rsid="0024e9f9"/>
    </style:style>
    <style:style style:name="T43" style:family="text">
      <style:text-properties officeooo:rsid="00276d3d"/>
    </style:style>
    <style:style style:name="T44" style:family="text">
      <style:text-properties officeooo:rsid="00225112"/>
    </style:style>
    <style:style style:name="T45" style:family="text">
      <style:text-properties officeooo:rsid="0055adac"/>
    </style:style>
    <style:style style:name="T46" style:family="text">
      <style:text-properties officeooo:rsid="002cdff9"/>
    </style:style>
    <style:style style:name="T47" style:family="text">
      <style:text-properties officeooo:rsid="002fe1b6"/>
    </style:style>
    <style:style style:name="T48" style:family="text">
      <style:text-properties officeooo:rsid="00301635"/>
    </style:style>
    <style:style style:name="T49" style:family="text">
      <style:text-properties officeooo:rsid="00360e5b"/>
    </style:style>
    <style:style style:name="T50" style:family="text">
      <style:text-properties officeooo:rsid="00385cc1"/>
    </style:style>
    <style:style style:name="T51" style:family="text">
      <style:text-properties officeooo:rsid="0038d653"/>
    </style:style>
    <style:style style:name="T52" style:family="text">
      <style:text-properties officeooo:rsid="0039caf6"/>
    </style:style>
    <style:style style:name="T53" style:family="text">
      <style:text-properties officeooo:rsid="003a0efa"/>
    </style:style>
    <style:style style:name="T54" style:family="text">
      <style:text-properties officeooo:rsid="003f5139"/>
    </style:style>
    <style:style style:name="T55" style:family="text">
      <style:text-properties officeooo:rsid="004282d6"/>
    </style:style>
    <style:style style:name="T56" style:family="text">
      <style:text-properties officeooo:rsid="0045f2f4"/>
    </style:style>
    <style:style style:name="T57" style:family="text">
      <style:text-properties officeooo:rsid="0047a88b"/>
    </style:style>
    <style:style style:name="T58" style:family="text">
      <style:text-properties officeooo:rsid="0048afa2"/>
    </style:style>
    <style:style style:name="T59" style:family="text">
      <style:text-properties officeooo:rsid="0048d6c0"/>
    </style:style>
    <style:style style:name="T60" style:family="text">
      <style:text-properties officeooo:rsid="004ab103"/>
    </style:style>
    <style:style style:name="T61" style:family="text">
      <style:text-properties officeooo:rsid="004c004c"/>
    </style:style>
    <style:style style:name="T62" style:family="text">
      <style:text-properties officeooo:rsid="0023c37a"/>
    </style:style>
    <style:style style:name="T63" style:family="text">
      <style:text-properties style:font-name="Calibri Light" fo:font-weight="normal" style:font-weight-asian="normal" style:font-weight-complex="normal"/>
    </style:style>
    <style:style style:name="T64" style:family="text">
      <style:text-properties style:font-name="Calibri Light" fo:font-weight="normal" officeooo:rsid="00173e7b" style:font-weight-asian="normal" style:font-weight-complex="normal"/>
    </style:style>
    <style:style style:name="T65" style:family="text">
      <style:text-properties style:font-name="Calibri Light" fo:font-weight="normal" officeooo:rsid="00175974"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text:span text:style-name="T2">P</text:span>lug-In <text:span text:style-name="T3">Verwaltung</text:span></text:h>
      <text:p text:style-name="Quotations">Administrate PlugIn <text:span text:style-name="T49">Extentions</text:span></text:p>
      <text:p text:style-name="P22">Die Anwendung verwendet eine Konfigurationsdatei (Textdatei im ASCII-Format), in der verschiedene Voreistellungen gespeichert sind. </text:p>
      <text:p text:style-name="P3"><text:span text:style-name="T8">Der </text:span><text:span text:style-name="T2">Administrator </text:span><text:span text:style-name="T8">öffnet diese Datei, fügt seine Erweiterungen ein und speichert </text:span><text:span text:style-name="T54">sie danach.</text:span></text:p>
      <text:p text:style-name="P6">In der Programm-Konfiguration <text:span text:style-name="T10">können</text:span> <text:span text:style-name="T46">für Erweiterungen </text:span>folgende Zuordnung geschaffen <text:span text:style-name="T10">werden</text:span>:</text:p>
      <text:p text:style-name="P47"><text:span text:style-name="T12"><text:tab/>&lt;unique_protocol_name&gt;.protocol<text:tab/><text:tab/>= &lt;full.quallified.</text:span><text:span text:style-name="T22">name</text:span><text:span text:style-name="T21">.of</text:span><text:span text:style-name="T12">.ProtocollClass&gt;<text:line-break/><text:tab/>&lt;unique_</text:span><text:span text:style-name="T13">input</text:span><text:span text:style-name="T12">Format_name&gt;.format<text:tab/><text:tab/>= &lt;full.quallified.</text:span><text:span text:style-name="T22">name</text:span><text:span text:style-name="T21">.of</text:span><text:span text:style-name="T12">.FileFormatClass&gt;<text:line-break/><text:tab/>&lt;unique_</text:span><text:span text:style-name="T13">input</text:span><text:span text:style-name="T12">Format_name&gt;.gui<text:tab/><text:tab/>= &lt;full.quallified.</text:span><text:span text:style-name="T22">name</text:span><text:span text:style-name="T21">.of</text:span><text:span text:style-name="T12">.GuiClass&gt;<text:line-break/></text:span></text:p>
      <text:p text:style-name="P16">Dabei gilt:</text:p>
      <text:list text:style-name="L1">
        <text:list-item>
          <text:p text:style-name="P53">Eine <text:span text:style-name="T25">protocol</text:span> Definition steht immer für sich alleine <text:span text:style-name="T50">und definiert ein Übertragungsprotokoll</text:span>.<text:line-break/><text:span text:style-name="T55">Dieses ist verantwortlich für die syntaktisch und semantisch korrekte Transformation der intern verwendeten Repräsentation der Eingangsdaten in das für das Zielsystem geeignete FSK-Signal.<text:line-break/></text:span></text:p>
        </text:list-item>
        <text:list-item>
          <text:p text:style-name="P56">Für jedes Zielsystem ist eine eigene Plug‑In-Datei bereitzustellen.<text:line-break/></text:p>
        </text:list-item>
        <text:list-item>
          <text:p text:style-name="P53">Eine <text:span text:style-name="T25">format</text:span> Definition steht immer für sich alleine <text:span text:style-name="T50">und definiert das Datenformat einer Eingangsdatei</text:span>.<text:line-break/><text:span text:style-name="T55">Sie ist verantwortlich für die syntaktisch und semantisch korrekte Transformation des verwendeten Eingangsformates in die intern verwendete Repräsentation.</text:span><text:line-break/></text:p>
        </text:list-item>
        <text:list-item>
          <text:p text:style-name="P57">Für jedes Datenformat ist eine eigene Plug‑In-Datei bereitzustellen.<text:line-break/></text:p>
        </text:list-item>
        <text:list-item>
          <text:p text:style-name="P54">Eine <text:span text:style-name="T25">gui</text:span> Definition ist immer einem <text:span text:style-name="T25">format</text:span> zugeordnet, da sie formatspezifische Informationen anzeigt.<text:line-break/></text:p>
        </text:list-item>
        <text:list-item>
          <text:p text:style-name="P57">Eine GUI-Definition ist immer in der Plu‑In-Datei des zugehörigen Formates bereitzustellen, das sie eng mit diesem verbunden und somit eine Trennung sinnlos ist.<text:line-break/></text:p>
        </text:list-item>
        <text:list-item>
          <text:p text:style-name="P55"><text:soft-page-break/><text:span text:style-name="T33">Der Name der Datei (ohne Extend) mit dem Plug‑In </text:span><text:span text:style-name="T34">entspricht</text:span><text:span text:style-name="T33"> dem Bezeichner </text:span><text:span text:style-name="T2">&lt;unique_..._name&gt;</text:span><text:span text:style-name="T33">.<text:line-break/></text:span></text:p>
          <text:p text:style-name="P55"><text:span text:style-name="T33">Bsp: <text:line-break/></text:span><text:span text:style-name="T28"><text:tab/></text:span><text:span text:style-name="T27">Z80Trainer.jar<text:tab/>Z80Trainer.protocol<text:tab/>= sdi.fskencoder.target.Z80Trainer<text:line-break/></text:span><text:span text:style-name="T28"><text:line-break/><text:tab/></text:span><text:span text:style-name="T30">Ihx-8</text:span><text:span text:style-name="T28">.jar <text:tab/><text:tab/></text:span><text:span text:style-name="T30">Ihx-8.format<text:tab/><text:tab/></text:span><text:span text:style-name="T28">= </text:span><text:span text:style-name="T29">sdi.fskencoder.</text:span><text:span text:style-name="T27">format.</text:span><text:span text:style-name="T26">ihx8.Ihx8</text:span><text:span text:style-name="T29">Format</text:span><text:span text:style-name="T28"><text:line-break/><text:tab/><text:tab/><text:tab/><text:tab/><text:tab/></text:span><text:span text:style-name="T26">Ihx-8.gui<text:tab/><text:tab/>= </text:span><text:span text:style-name="T29">sdi.fskencoder.</text:span><text:span text:style-name="T27">format.</text:span><text:span text:style-name="T26">ihx8.Ihx8</text:span><text:span text:style-name="T29">Gui</text:span><text:line-break/></text:p>
        </text:list-item>
      </text:list>
      <text:p text:style-name="P23">Beim Start der Anwendung wird diese Konfigurationsdatei gelesen und auf syntaktische sowie semantische Korrektheit überprüft. Ist sie inhaltlich korrekt, dann werden die Voreinstellungen geladen. Bei Fehlern wird eine Meldung am Bildschirm ausgegeben, die auf die Vorhandenen Mängel hinweist.</text:p>
      <text:p text:style-name="P13">Folgende Prüfungen werden ausgeführt:</text:p>
      <text:list text:style-name="L2">
        <text:list-item>
          <text:p text:style-name="P58"><text:span text:style-name="T33">Die </text:span>Eindeutigkeit der Namen (unique_..._name),</text:p>
        </text:list-item>
        <text:list-item>
          <text:p text:style-name="P58"><text:span text:style-name="T33">Die </text:span>Verfügbarkeit der angegebenen Klasse, die die Implementierung enthält.</text:p>
        </text:list-item>
        <text:list-item>
          <text:p text:style-name="P61">Das Vorhandensein <text:span text:style-name="T34">der zugehörigen</text:span> Format-Definition für eine Gui-Definition.</text:p>
        </text:list-item>
      </text:list>
      <text:p text:style-name="P13"/>
      <text:p text:style-name="P31"><text:span text:style-name="T9">Vorgabe</text:span><text:span text:style-name="T10">n</text:span><text:span text:style-name="T9"> für die </text:span>Implementierung:</text:p>
      <text:p text:style-name="P34">Die Konfigurationsdatei ist eine standard Java Properties-Datei und wird im Verzeichnis .../cfg unter dem Namen Applications.properties abgelegt.</text:p>
      <text:p text:style-name="P36">Die Java .jar-Archive werden im Verzeichnis .../plug-in abgelegt. </text:p>
      <text:p text:style-name="P37">Die <text:span text:style-name="T35">Schnittstellen-Definition erfolgt mittels Java Interface-Klassen, die in der Datei FskEncoderExtention.jar bereitgestellt werden.</text:span></text:p>
      <text:p text:style-name="P37"/>
      <text:h text:style-name="P50" text:outline-level="2" text:is-list-header="true"><text:span text:style-name="T3">Zielsystem</text:span> <text:span text:style-name="T4">definieren</text:span></text:h>
      <text:p text:style-name="Quotations">Define Target System<text:span text:style-name="T49">s</text:span></text:p>
      <text:p text:style-name="P24">Die Anwendung verwendet eine Konfigurationsdatei (Textdatei im ASCII-Format), in der verschiedene Voreistellungen gespeichert sind. </text:p>
      <text:p text:style-name="P4"><text:span text:style-name="T8">Der </text:span><text:span text:style-name="T2">Administrator </text:span><text:span text:style-name="T8">öffnet diese Datei, fügt seine Erweiterungen ein und speichert </text:span><text:span text:style-name="T56">sie </text:span><text:span text:style-name="T8">anschließend.</text:span></text:p>
      <text:p text:style-name="P7">In der <text:span text:style-name="T7">Plug-In Verwaltung</text:span> werden die hier notwendigen <text:span text:style-name="T37">Einträge</text:span> in der Konfiguration bereitgestellt.</text:p>
      <text:p text:style-name="P7">Ein Zielsystem wird damit folgendermaßen definiert:</text:p>
      <text:p text:style-name="P9">&lt;unique_system_name&gt;.<text:span text:style-name="T38">name</text:span><text:tab/>= &lt;unique_name&gt;<text:line-break/>&lt;unique_system_name&gt;.protocol<text:tab/>= &lt;unique_protocoll_name&gt;.protocol<text:line-break/>&lt;unique_system_name&gt;.format<text:tab/>= &lt;unique_<text:span text:style-name="T36">input</text:span>Format_name&gt;.format</text:p>
      <text:p text:style-name="P8"/>
      <text:p text:style-name="P8">Dabei gilt:</text:p>
      <text:list text:style-name="L3">
        <text:list-item>
          <text:p text:style-name="P62">Protokoll <text:span text:style-name="T57">und</text:span> Format müssen bereits definiert sein.</text:p>
        </text:list-item>
        <text:list-item>
          <text:p text:style-name="P62">Die Definition eines Ziel-Systems besteht aus </text:p>
          <text:list>
            <text:list-item>
              <text:p text:style-name="P64">einem Systemnamen, <text:span text:style-name="T39">der zur Anzeige und Auswahl auf de</text:span><text:span text:style-name="T50">m</text:span><text:span text:style-name="T39"> GUI verwendet wird</text:span></text:p>
            </text:list-item>
            <text:list-item>
              <text:p text:style-name="P63">einem Protokoll und</text:p>
            </text:list-item>
            <text:list-item>
              <text:p text:style-name="P63">einem Format.</text:p>
            </text:list-item>
          </text:list>
        </text:list-item>
      </text:list>
      <text:p text:style-name="P8"/>
      <text:p text:style-name="P25">Beim Start der Anwendung wird diese Datei gelesen und auf syntaktische sowie semantische Korrektheit überprüft. Ist sie inhaltlich korrekt, dann werden die Voreinstellungen geladen. Bei Fehlern wird eine Meldung am Bildschirm ausgegeben, die auf die Vorhandenen Mängel hinweist.</text:p>
      <text:p text:style-name="P15">Folgende Prüfungen werden ausgeführt:</text:p>
      <text:list text:style-name="L4">
        <text:list-item>
          <text:p text:style-name="P59"><text:span text:style-name="T33">Die </text:span>Eindeutigkeit de<text:span text:style-name="T36">s</text:span> Namen<text:span text:style-name="T36">s </text:span>(unique_name),</text:p>
        </text:list-item>
        <text:list-item>
          <text:p text:style-name="P65">die Eindeutigkeit des internen Bezeichners<text:span text:style-name="T9"> (unique_</text:span><text:span text:style-name="T36">system</text:span><text:span text:style-name="T9">_name),</text:span></text:p>
        </text:list-item>
        <text:list-item>
          <text:p text:style-name="P60"><text:span text:style-name="T33">Die </text:span>Verfügbarkeit </text:p>
          <text:list>
            <text:list-item>
              <text:p text:style-name="P77"><text:span text:style-name="T14">de</text:span><text:span text:style-name="T15">s</text:span><text:span text:style-name="T14"> angegebenen </text:span><text:span text:style-name="T15">Protokolls </text:span><text:span text:style-name="T23">und</text:span></text:p>
            </text:list-item>
            <text:list-item>
              <text:p text:style-name="P77"><text:span text:style-name="T15">des Formats</text:span><text:span text:style-name="T14">.</text:span></text:p>
            </text:list-item>
          </text:list>
        </text:list-item>
      </text:list>
      <text:p text:style-name="P14"/>
      <text:p text:style-name="P32"><text:span text:style-name="T9">Vorgabe</text:span><text:span text:style-name="T10">n</text:span><text:span text:style-name="T9"> für die </text:span>Implementierung:</text:p>
      <text:p text:style-name="P35">Die Konfigurationsdatei ist eine standard Java Properties-Datei und wird im Verzeichnis .../cfg unter dem Namen Applications.properties abgelegt.</text:p>
      <text:h text:style-name="P51" text:outline-level="2"><text:span text:style-name="T6">Zielsystem</text:span><text:span text:style-name="T5"> auswählen</text:span></text:h>
      <text:p text:style-name="Quotations">Select Target System</text:p>
      <text:p text:style-name="P40"><text:span text:style-name="T18">Beim Programmstart wird mit dem Parameter &lt;u</text:span><text:span text:style-name="T31">nique_system_name&gt;.</text:span><text:span text:style-name="T32">name</text:span><text:span text:style-name="T16"> </text:span><text:span text:style-name="T18">aus der Konfigurationsdatei eine Liste der verfügbaren Zielsysteme erstellt und intern gespeichert.</text:span></text:p>
      <text:p text:style-name="P10"><text:span text:style-name="T40">Möchte der </text:span>Anwender <text:span text:style-name="T40">nun ein Zielsystem auswählen, so kann er in de</text:span><text:span text:style-name="T42">m</text:span><text:span text:style-name="T40"> GUI dies aus der Liste der verfügbaren Zielsysteme auswählen.</text:span></text:p>
      <text:p text:style-name="P17">Hat der Anwender seine Wahl getroffen, so werden die <text:span text:style-name="T50">notwendigen </text:span>internen Module für das Eingabeformat und das Übertragungsprotokoll geladen und aktiviert.</text:p>
      <text:p text:style-name="P27">Wenn bereits Voreinstellungen für das Ausgabegerät, den Signalpegel sowie den Pfad zu den Eingangsdateien (Parametersatz) gespeichert sind, müssen diese geladen und angewendet werden. Ansonsten sind geeignete Voreinstellungen zu verwenden.</text:p>
      <text:p text:style-name="P17">Die Auswahl bleibt solange gültig, bis entweder</text:p>
      <text:list xml:id="list3762515" text:style-name="L5">
        <text:list-item>
          <text:p text:style-name="P66">das Programm beendet oder</text:p>
        </text:list-item>
        <text:list-item>
          <text:p text:style-name="P66">eine neue Auswahl getroffen </text:p>
          <text:p text:style-name="P67">wird.</text:p>
        </text:list-item>
      </text:list>
      <text:p text:style-name="P12"/>
      <text:p text:style-name="P33"><text:span text:style-name="T9">Vorgabe</text:span><text:span text:style-name="T10">n</text:span><text:span text:style-name="T9"> für die </text:span>Implementierung:</text:p>
      <text:p text:style-name="P38">Als Default-Werte werden definiert:</text:p>
      <text:list text:style-name="L6">
        <text:list-item>
          <text:p text:style-name="P78">Ausgabegerät<text:tab/>= Kopfhörer-Ausgang, sofern vorhanden, sonst ‚kein Ausgabegerät‘</text:p>
        </text:list-item>
        <text:list-item>
          <text:p text:style-name="P78">Signalpegel<text:tab/>= <text:span text:style-name="T58">0</text:span>% vom Maximalpegel am selektierten Ausgabegerät</text:p>
        </text:list-item>
        <text:list-item>
          <text:p text:style-name="P79">Pfad<text:tab/><text:tab/>= Das HOME-Verzeichnis des Users.</text:p>
        </text:list-item>
      </text:list>
      <text:h text:style-name="P52" text:outline-level="2">Data Upload</text:h>
      <text:p text:style-name="Quotations">Data Upload</text:p>
      <text:p text:style-name="P5"><text:span text:style-name="T42">Der </text:span>Anwender <text:span text:style-name="T42">wählt mittels dem GUI eine </text:span><text:span text:style-name="T59">D</text:span><text:span text:style-name="T42">atei aus, die zum Zielsystem übertragen werden soll.</text:span></text:p>
      <text:p text:style-name="P21">Nach der Auswahl wird </text:p>
      <text:list text:style-name="L7">
        <text:list-item>
          <text:p text:style-name="P71">der Pfad zur Datei, </text:p>
        </text:list-item>
        <text:list-item>
          <text:p text:style-name="P71">der Dateiname und </text:p>
        </text:list-item>
        <text:list-item>
          <text:p text:style-name="P71">der Zeitpunkt de<text:span text:style-name="T51">r letzten Änderung der Datei (UNIX modification time)</text:span></text:p>
        </text:list-item>
      </text:list>
      <text:p text:style-name="P28">im GUI angezeigt.</text:p>
      <text:p text:style-name="P42"/>
      <text:p text:style-name="P41"><text:span text:style-name="T17">Nach Auswahl einer Datei kann beliebig oft die Übertragung durchgeführt werden. Sie</text:span><text:span text:style-name="T11"> erfolgt, wenn der Anwender den Button ‚Upload‘ auf dem GUI anklickt.</text:span></text:p>
      <text:p text:style-name="P21">Im Einzelnen wird, jeweils mit den für das Zielsystem festgelegten Modulen</text:p>
      <text:list text:style-name="L8">
        <text:list-item>
          <text:p text:style-name="P72">die ausgewählte Eingangsdatei mittels dem Format gelesen</text:p>
        </text:list-item>
        <text:list-item>
          <text:p text:style-name="P72">ggf. Format-Spezifische Informationen auf dem GUI angezeigt,</text:p>
        </text:list-item>
        <text:list-item>
          <text:p text:style-name="P72">die gelesenen Daten mittels dem Protokoll in einen Soundbuffer transformiert und</text:p>
        </text:list-item>
        <text:list-item>
          <text:p text:style-name="P72">der Soundbuffer am Signalausgang ausgegeben.</text:p>
        </text:list-item>
      </text:list>
      <text:h text:style-name="P52" text:outline-level="2">Signalausgang <text:span text:style-name="T3">festlegen</text:span></text:h>
      <text:p text:style-name="Quotations">Select Output Device</text:p>
      <text:p text:style-name="P21">Beim Programmstart werden alle vom OS bereitgestellten <text:span text:style-name="T60">physikalischen </text:span>Ausgabegeräte ermittelt und in der Liste der Verfügbaren Signalausgänge intern gespeichert.</text:p>
      <text:p text:style-name="P21">Möchte der Anwender nun den Signalausgang ändern, so kann er auf dem GUI dies aus der Liste der <text:s/>Verfügbaren Signalausgänge auswählen.</text:p>
      <text:p text:style-name="P11"><text:span text:style-name="T40">Hat der Anwender seine Wahl getroffen, so </text:span><text:span text:style-name="T43">wird das ausgewählte Ausgabegerät </text:span><text:span text:style-name="T40">aktiviert.</text:span></text:p>
      <text:p text:style-name="P18">Die Auswahl bleibt solange gültig, bis entweder</text:p>
      <text:list xml:id="list160056355480891" text:continue-list="list3762515" text:style-name="L5">
        <text:list-item>
          <text:p text:style-name="P68">das Programm beendet oder</text:p>
        </text:list-item>
        <text:list-item>
          <text:p text:style-name="P69">eine neue Auswahl getroffen wird.</text:p>
        </text:list-item>
      </text:list>
      <text:h text:style-name="P52" text:outline-level="2">Signal-Lautstärke <text:span text:style-name="T3">einstellen</text:span></text:h>
      <text:p text:style-name="Quotations">Adjust Output Level</text:p>
      <text:p text:style-name="P5"><text:span text:style-name="T42">Der </text:span>Anwender <text:span text:style-name="T42">kann mittels einem Steuerelement auf dem GUI einstellen, mit welcher Lautstärke das FSK-Signal (beim Data Upload) am Signalausgang ausgegeben wird.</text:span></text:p>
      <text:p text:style-name="P29">Die Skalierung erfolgt dabei in Prozent vom maximal am selektierten Ausgabegerät möglichen Signalpegel.</text:p>
      <text:p text:style-name="P19">Die Auswahl bleibt solange gültig, bis entweder</text:p>
      <text:list xml:id="list160057199301504" text:continue-numbering="true" text:style-name="L5">
        <text:list-item>
          <text:p text:style-name="P70">das Programm beendet oder</text:p>
        </text:list-item>
        <text:list-item>
          <text:p text:style-name="P70">eine neue Auswahl getroffen wird.</text:p>
        </text:list-item>
      </text:list>
      <text:h text:style-name="P52" text:outline-level="2" text:is-list-header="true">Voreinstellungen <text:span text:style-name="T48">speichern </text:span>(Preset)</text:h>
      <text:p text:style-name="Quotations">Save Preset</text:p>
      <text:p text:style-name="P30">B<text:span text:style-name="T62">eim Programm-Ende </text:span>wird <text:span text:style-name="T62">der </text:span><text:span text:style-name="T2">Anwender </text:span><text:span text:style-name="T62">gefragt, ob die aktuellen Einstellungen gespeichert und beim nächsten Programmstart wiederhergestellt werden sollen.</text:span></text:p>
      <text:p text:style-name="P20">Dazu wird ein Abfragefenster angezeigt, das die <text:span text:style-name="T61">A</text:span>uswahlmöglichkeiten ‚Ja‘ und ‚Nein‘ enthält.</text:p>
      <text:p text:style-name="P20">Wählt der Anwender ‚Ja‘, so werden die aktuellen Einstellungen in der Konfigurationsdatei gespeichert. Bei ‚Nein‘ sind keine Aktionen notwendig.</text:p>
      <text:p text:style-name="P20">Beim Programmstart wird die Konfigurationsdatei gelesen und es werden die Einstellungen für</text:p>
      <text:list text:style-name="L9">
        <text:list-item>
          <text:p text:style-name="P73">das <text:span text:style-name="T41">verwendete </text:span>Zielsystem,</text:p>
        </text:list-item>
        <text:list-item>
          <text:p text:style-name="P73">das Ausgabegerät, <text:span text:style-name="T53">das für das verwendete Zielsystem selektiert werden soll</text:span> <text:span text:style-name="T41">(Signalausgang),</text:span></text:p>
        </text:list-item>
        <text:list-item>
          <text:p text:style-name="P74">die <text:span text:style-name="T41">Signal-</text:span>Lautstärke, <text:s/><text:span text:style-name="T53">die für das verwendete Zielsystem eingestellt werden soll</text:span></text:p>
        </text:list-item>
        <text:list-item>
          <text:p text:style-name="P75">ggf. eine formatspezifische<text:span text:style-name="T52">s</text:span> GUI Erweiterung sowie</text:p>
        </text:list-item>
        <text:list-item>
          <text:p text:style-name="P80"><text:span text:style-name="T44">der </text:span>Pfad zu dem Verzeichnis, in dem die Eingabedatei <text:span text:style-name="T19">für das verwendete Zielsystem </text:span><text:span text:style-name="T45">erwartet wird</text:span></text:p>
        </text:list-item>
      </text:list>
      <text:p text:style-name="P20">wieder hergestellt, <text:span text:style-name="T47">sofern die Konfigurationsdatei entsprechende Einträge aufweist.<text:line-break/></text:span></text:p>
      <text:p text:style-name="P26">Für fehlende Konfigurationseinträge werden Standardwerte verwendet, <text:span text:style-name="T52">die wie folgt definiert sind:</text:span></text:p>
      <text:list text:style-name="L10">
        <text:list-item>
          <text:p text:style-name="P76">Zielsystem<text:tab/><text:tab/><text:tab/>keines ausgewählt</text:p>
        </text:list-item>
        <text:list-item>
          <text:p text:style-name="P76">Ausgabegerät<text:tab/><text:tab/><text:tab/>keines ausgewählt</text:p>
        </text:list-item>
        <text:list-item>
          <text:p text:style-name="P76">Lautstärke<text:tab/><text:tab/><text:tab/>0%</text:p>
        </text:list-item>
        <text:list-item>
          <text:p text:style-name="P76">formatspezifisches GUI<text:tab/>Leeres graues Pannel</text:p>
        </text:list-item>
        <text:list-item>
          <text:p text:style-name="P76">Pfad zur Eingabedatei<text:tab/><text:tab/>das User Home-Verzeichnis, abhängig vom Betriebssystem.</text:p>
        </text:list-item>
      </text:list>
      <text:p text:style-name="P43"/>
      <text:p text:style-name="P44">In der Konfigurationsdatei werden dazu folgende Einstellungen gespeichert:</text:p>
      <text:p text:style-name="P45"><text:span text:style-name="T24">currentTargetSystem<text:tab/><text:tab/><text:tab/>= </text:span><text:span text:style-name="T11">&lt;</text:span><text:span text:style-name="T12">unique_system_name</text:span><text:span text:style-name="T11">&gt;</text:span></text:p>
      <text:p text:style-name="P45"><text:span text:style-name="T11">&lt;</text:span><text:span text:style-name="T12">unique_system_name</text:span><text:span text:style-name="T11">&gt;.</text:span><text:span text:style-name="T20">output</text:span><text:span text:style-name="T11"><text:tab/>= &lt;</text:span><text:span text:style-name="T20">outputDevice</text:span><text:span text:style-name="T11">&gt;<text:line-break/></text:span><text:span text:style-name="T12">&lt;unique_system_name&gt;</text:span><text:span text:style-name="T11">.</text:span><text:span text:style-name="T20">volume</text:span><text:span text:style-name="T11"><text:tab/>= &lt;</text:span><text:span text:style-name="T20">volumeLevel</text:span><text:span text:style-name="T11">&gt;<text:line-break/></text:span><text:span text:style-name="T12">&lt;unique_system_name&gt;</text:span><text:span text:style-name="T11">.</text:span><text:span text:style-name="T20">path<text:tab/></text:span><text:span text:style-name="T11"><text:tab/>= &lt;</text:span><text:span text:style-name="T20">absolutePath</text:span><text:span text:style-name="T11">&gt;</text:span></text:p>
      <text:p text:style-name="P46"/>
      <text:p text:style-name="P48"><text:span text:style-name="T64">Vorgabe</text:span><text:span text:style-name="T65">n</text:span><text:span text:style-name="T64"> für die </text:span><text:span text:style-name="T63">Implementierung:</text:span></text:p>
      <text:p text:style-name="P39">Die Abfrage, ob die Einstellungen gespeichert werden sollen isn ausschließlich dann notwendig, wenn zuvor Änderungen vorgenommen wurden.<text:line-break/>Ansonsten ist darauf zu verzich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33f1c"/>
    </style:style>
    <style:style style:name="MP2" style:family="paragraph" style:parent-style-name="Footer">
      <style:paragraph-properties fo:text-align="start" style:justify-single-word="false"/>
      <style:text-properties officeooo:paragraph-rsid="0055b344"/>
    </style:style>
    <style:style style:name="MT1" style:family="text">
      <style:text-properties officeooo:rsid="00515830"/>
    </style:style>
    <style:page-layout style:name="Mpm1">
      <style:page-layout-properties fo:page-width="21.001cm" fo:page-height="29.7cm" style:num-format="1" style:print-orientation="portrait" fo:margin-top="2.499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office:automatic-styles>
  <office:master-styles>
    <style:master-page style:name="Standard" style:page-layout-name="Mpm1" draw:style-name="Mdp1">
      <style:footer>
        <text:p text:style-name="Footer"><text:file-name text:display="name">02_UseCases</text:file-name>, <text:date style:data-style-name="N37" text:date-value="2024-04-02T15:50:37.550999899" text:fixed="true">02.04.24</text:date>, <text:time style:data-style-name="N61" text:time-value="2024-04-02T15:50:48.663000203" text:fixed="true">15:50:48</text:time><text:tab/><text:tab/><text:page-number text:select-page="current">2</text:page-number> <text:span text:style-name="MT1">of </text:span><text:span text:style-name="MT1"><text:page-count>14</text:page-count></text:span></text:p>
      </style:footer>
    </style:master-page>
    <style:master-page style:name="Right_20_Page" style:display-name="Right Page" style:page-layout-name="Mpm2" draw:style-name="Mdp1" style:next-style-name="Left_20_Page">
      <style:footer>
        <text:p text:style-name="MP1"><text:file-name text:display="name">02_UseCases</text:file-name>, <text:date style:data-style-name="N37" text:date-value="2024-04-02T15:50:37.550999899" text:fixed="true">02.04.24</text:date>, <text:time style:data-style-name="N61" text:time-value="2024-04-02T15:50:48.663000203" text:fixed="true">15:50:48</text:time><text:tab/><text:tab/><text:page-number text:select-page="current">13</text:page-number> <text:span text:style-name="MT1">of </text:span><text:span text:style-name="MT1"><text:page-count>14</text:page-count></text:span></text:p>
      </style:footer>
    </style:master-page>
    <style:master-page style:name="Left_20_Page" style:display-name="Left Page" style:page-layout-name="Mpm3" draw:style-name="Mdp1" style:next-style-name="Right_20_Page">
      <style:footer>
        <text:p text:style-name="MP2"><text:file-name text:display="name">02_UseCases</text:file-name>, <text:date style:data-style-name="N37" text:date-value="2024-04-02T15:50:37.550999899" text:fixed="true">02.04.24</text:date>, <text:time style:data-style-name="N61" text:time-value="2024-04-02T15:50:48.663000203" text:fixed="true">15:50:48</text:time><text:tab/><text:tab/><text:page-number text:select-page="current">14</text:page-number> <text:span text:style-name="MT1">of </text:span><text:span text:style-name="MT1"><text:page-count>1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0:56:21.834000000</meta:creation-date>
    <dc:date>2024-04-02T16:00:55.655000000</dc:date>
    <meta:editing-duration>PT4H25M32S</meta:editing-duration>
    <meta:editing-cycles>55</meta:editing-cycles>
    <meta:generator>LibreOffice/7.5.2.2$Windows_X86_64 LibreOffice_project/53bb9681a964705cf672590721dbc85eb4d0c3a2</meta:generator>
    <meta:print-date>2024-04-02T15:47:16.352000000</meta:print-date>
    <meta:document-statistic meta:table-count="0" meta:image-count="0" meta:object-count="0" meta:page-count="14" meta:paragraph-count="116" meta:word-count="1117" meta:character-count="8860" meta:non-whitespace-character-count="7852"/>
  </office:meta>
</office:document-meta>
</file>